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35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46.05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32.98mm"/>
    </style:style>
    <style:style style:name="co12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38.81mm"/>
    </style:style>
    <style:style style:name="co14" style:family="table-column">
      <style:table-column-properties fo:break-before="auto" style:column-width="15.7mm"/>
    </style:style>
    <style:style style:name="co15" style:family="table-column">
      <style:table-column-properties fo:break-before="auto" style:column-width="36.87mm"/>
    </style:style>
    <style:style style:name="co16" style:family="table-column">
      <style:table-column-properties fo:break-before="auto" style:column-width="10.41mm"/>
    </style:style>
    <style:style style:name="co17" style:family="table-column">
      <style:table-column-properties fo:break-before="auto" style:column-width="12.17mm"/>
    </style:style>
    <style:style style:name="co18" style:family="table-column">
      <style:table-column-properties fo:break-before="auto" style:column-width="18.17mm"/>
    </style:style>
    <style:style style:name="co19" style:family="table-column">
      <style:table-column-properties fo:break-before="auto" style:column-width="294.92mm"/>
    </style:style>
    <style:style style:name="co20" style:family="table-column">
      <style:table-column-properties fo:break-before="auto" style:column-width="11.82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118.36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ext-properties fo:color="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1f2328" style:font-name="Segoe UI" fo:font-size="6pt" style:font-name-asian="Segoe UI1" style:font-size-asian="6pt" style:font-name-complex="Segoe UI1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@udma_ctrl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ctrl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UART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UART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UART1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UART1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QSPI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QSPIM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QSPIM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QSPIM1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I2C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I2CM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I2CM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I2CM1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I2CS_CSI_HYPER_SDI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I2SC0, CSI20, HYPER0 and SDIO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CA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CAM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JTAG_MRAM_FILT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JTAG, MRAM and FILTER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UDMA_CLK_EN</text:p>
          </table:table-cell>
          <table:table-cell table:style-name="ce8" office:value-type="string" calcext:value-type="string">
            <text:p>FPGA_EXT_P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FPGA and EXT_PER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UDMA_CFG_EVT</text:p>
          </table:table-cell>
          <table:table-cell table:style-name="ce8" office:value-type="string" calcext:value-type="string">
            <text:p>CMP_EVENT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mpare value for event0 detectio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UDMA_CFG_EVT</text:p>
          </table:table-cell>
          <table:table-cell table:style-name="ce8" office:value-type="string" calcext:value-type="string">
            <text:p>CMP_EVENT1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2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mpare value for event1 detectio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UDMA_CFG_EVT</text:p>
          </table:table-cell>
          <table:table-cell table:style-name="ce8" office:value-type="string" calcext:value-type="string">
            <text:p>CMP_EVENT2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0x1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mpare value for event2 detectio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UDMA_CFG_EVT</text:p>
          </table:table-cell>
          <table:table-cell table:style-name="ce8" office:value-type="string" calcext:value-type="string">
            <text:p>CMP_EVENT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mpare value for event3 detec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UART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UART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UART1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UART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QSPI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QSPIM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QSPIM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QSPIM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I2C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I2CM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I2CM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I2CM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I2CS_CSI_HYPER_SDI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I2SC0, CSI20, HYPER0 and SDIO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CA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CAM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JTAG_MRAM_FILT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JTAG, MRAM and FIL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FPGA_EXT_P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FPGA and EXT_PER</text:p>
          </table:table-cell>
          <table:table-cell table:number-columns-repeated="1015"/>
        </table:table-row>
        <table:table-row table:style-name="ro1" table:number-rows-repeated="5">
          <table:table-cell table:style-name="ce8" table:number-columns-repeated="9"/>
          <table:table-cell table:number-columns-repeated="1015"/>
        </table:table-row>
        <table:table-row table:style-name="ro1" table:number-rows-repeated="9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@udma_camera" table:style-name="ta1">
        <table:table-column table:style-name="co1" table:default-cell-style-name="ce9"/>
        <table:table-column table:style-name="co2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camera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i2cm" table:style-name="ta1">
        <table:table-column table:style-name="co1" table:default-cell-style-name="ce9"/>
        <table:table-column table:style-name="co2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i2cm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qspi" table:style-name="ta1">
        <table:table-column table:style-name="co1" table:default-cell-style-name="ce9"/>
        <table:table-column table:style-name="co2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4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qspi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sdio" table:style-name="ta1">
        <table:table-column table:style-name="co1" table:default-cell-style-name="ce9"/>
        <table:table-column table:style-name="co2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sdio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uart" table:style-name="ta1">
        <table:table-column table:style-name="co12" table:number-columns-repeated="2" table:default-cell-style-name="ce9"/>
        <table:table-column table:style-name="co15" table:default-cell-style-name="ce9"/>
        <table:table-column table:style-name="co7" table:default-cell-style-name="ce9"/>
        <table:table-column table:style-name="co16" table:number-columns-repeated="2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uart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RX_SADDR</text:p>
          </table:table-cell>
          <table:table-cell table:style-name="ce8" office:value-type="string" calcext:value-type="string">
            <text:p>S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Address of receive buffer on write; current address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RX_SIZ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ize of receive buffer on write; bytes left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CLEAR</text:p>
          </table:table-cell>
          <table:table-cell table:style-name="ce8" office:value-type="string" calcext:value-type="string">
            <text:p>W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Clear the receive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ceive transaction is pending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nable the receive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0x0: stop after last transfer for channel, 0x1: after last transfer for channel, reload buffer size and start address and restar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TX_SADDR</text:p>
          </table:table-cell>
          <table:table-cell table:style-name="ce8" office:value-type="string" calcext:value-type="string">
            <text:p>S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Address of transmit buffer on write; current address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TX_SIZ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ize of receive buffer on write; bytes left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CLR</text:p>
          </table:table-cell>
          <table:table-cell table:style-name="ce8" office:value-type="string" calcext:value-type="string">
            <text:p>W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Clear the transmi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ransmit transaction is pending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nable the transmi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0x0: stop after last transfer for channel, 0x1: after last transfer for channel, reload buffer size and start address and restart channel, reload buffer size and start address and restar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X_BUSY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: receiver is bus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TX_BUSY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: transmitter is bus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DIV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EN_RX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reciev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EN_TX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transmitt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RX_CLEAN_FIF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mpty the receive FIFO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RX_POLLING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polling mode for receiv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STOP_BI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0: 1 stop bit, 0x1: 2 stop bits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BI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0: 5 bit transfers, 0x1: 6 bit transfers, 0x2: 7 bit transfers, 0x3: 8 bit transfers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PARITY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parit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8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PARITY_ERR</text:p>
          </table:table-cell>
          <table:table-cell table:style-name="ce8" office:value-type="string" calcext:value-type="string">
            <text:p>RC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 indicates parity error; read clears the bi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OVERFLOW_ERR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 indicates overflow error; read clears the bi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IRQ_EN</text:p>
          </table:table-cell>
          <table:table-cell table:style-name="ce8" office:value-type="string" calcext:value-type="string">
            <text:p>ERR_IRQ_EN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error interrup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IRQ_EN</text:p>
          </table:table-cell>
          <table:table-cell table:style-name="ce8" office:value-type="string" calcext:value-type="string">
            <text:p>RX_IRQ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receiver interrup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VALID</text:p>
          </table:table-cell>
          <table:table-cell table:style-name="ce8" office:value-type="string" calcext:value-type="string">
            <text:p>RX_DATA_VALID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leared when RX_DATA is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RX_DATA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ceive data; reading clears RX_DATA_VALID</text:p>
          </table:table-cell>
          <table:table-cell table:style-name="ce8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0000-00-00</text:date>, <text:time style:data-style-name="N2" text:time-value="14:32:14.662748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1:22Z</meta:creation-date>
    <dc:date>2024-01-17T13:42:16.878234390</dc:date>
    <meta:editing-duration>P3DT5H12M4S</meta:editing-duration>
    <meta:editing-cycles>7</meta:editing-cycles>
    <meta:document-statistic meta:table-count="6" meta:cell-count="569" meta:object-count="0"/>
  </office:meta>
</office:document-meta>
</file>